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52ab" officeooo:paragraph-rsid="001c5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 we loose it? - Hebrews 2:1-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19:48:01.580079329</meta:creation-date>
    <dc:date>2022-01-08T19:59:26.797868587</dc:date>
    <meta:editing-duration>PT11M25S</meta:editing-duration>
    <meta:editing-cycles>2</meta:editing-cycles>
    <meta:document-statistic meta:table-count="0" meta:image-count="0" meta:object-count="0" meta:page-count="1" meta:paragraph-count="1" meta:word-count="7" meta:character-count="32" meta:non-whitespace-character-count="26"/>
    <meta:generator>LibreOffice/7.2.5.1$Linux_X86_64 LibreOffice_project/20$Build-1</meta:generator>
  </office:meta>
</office:document-meta>
</file>